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HOUSE STUDENT E.I.R.L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3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ACHULLA ATUNCA ALEX SATURNIN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OLLOS BB CRIOLLOS:</text:p>
          </table:table-cell>
          <table:table-cell table:style-name="Tabla1.B2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POLLO BB FRANCES NEGR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4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3T17:33:11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